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en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</text:span> EVP_CipherInit is the ciper argument is NULL.<text:tab/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2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DecrytInit if </text:span><text:span text:style-name="T1">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2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</text:span><text:span text:style-name="T1"> </text:span><text:span text:style-name="T1">EVP_EncryptInit </text:span><text:span text:style-name="T1">is 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en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table:number-columns-repeated="2" office:value-type="string" calcext:value-type="string">
            <text:p>fina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s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g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en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end</text:p>
          </table:table-cell>
          <table:table-cell table:style-name="ce5" office:value-type="string" calcext:value-type="string">
            <text:p>en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en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_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 office:value-type="string" calcext:value-type="string">
            <text:p>finaled</text:p>
            <text:p>(XOF only)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en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g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s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4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en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free</text:p>
          </table:table-cell>
          <table:table-cell table:number-columns-repeated="12" table:style-name="ce6" office:value-type="string" calcext:value-type="string">
            <text:p>end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office:forms form:automatic-focus="false" form:apply-design-mode="false"/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en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0:45:57.625572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3-09T20:02:43.922951345</dc:date>
    <meta:editing-duration>P1DT2M25S</meta:editing-duration>
    <meta:editing-cycles>39</meta:editing-cycles>
    <meta:generator>LibreOffice/6.4.6.2$Linux_X86_64 LibreOffice_project/40$Build-2</meta:generator>
    <meta:document-statistic meta:table-count="6" meta:cell-count="446" meta:object-count="0"/>
  </office:meta>
</office:document-meta>
</file>